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4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8.2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6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>
      <style:text-properties style:font-name="Liberation Mono"/>
    </style:style>
    <style:style style:name="ce2" style:family="table-cell" style:parent-style-name="Default" style:data-style-name="N107">
      <style:text-properties fo:color="#009353" style:font-name="Liberation Mono" fo:font-weight="bold" style:font-weight-asian="bold" style:font-weight-complex="bold"/>
    </style:style>
    <style:style style:name="ce3" style:family="table-cell" style:parent-style-name="Default" style:data-style-name="N107">
      <style:text-properties fo:color="#0066b3" style:font-name="Liberation Mono" fo:font-weight="bold" style:font-weight-asian="bold" style:font-weight-complex="bold"/>
    </style:style>
    <style:style style:name="ce4" style:family="table-cell" style:parent-style-name="Default" style:data-style-name="N107">
      <style:text-properties style:font-name="Liberation Mono" fo:font-weight="bold" style:font-weight-asian="bold" style:font-weight-complex="bold"/>
    </style:style>
    <style:style style:name="ce5" style:family="table-cell" style:parent-style-name="Default" style:data-style-name="N107">
      <style:text-properties fo:color="#ed1c24"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4" table:number-columns-repeated="2" table:default-cell-style-name="Default"/>
        <table:table-column table:style-name="co4" table:number-columns-repeated="4" table:default-cell-style-name="ce1"/>
        <table:table-row table:style-name="ro1" table:number-rows-repeated="2"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4. Mo 1</text:p>
          </table:table-cell>
          <table:table-cell table:style-name="Default" table:number-columns-repeated="2"/>
          <table:table-cell table:style-name="Default" office:value-type="string" calcext:value-type="string">
            <text:p>4. Mo 26</text:p>
          </table:table-cell>
          <table:table-cell table:style-name="Default"/>
          <table:table-cell table:style-name="Default" office:value-type="string" calcext:value-type="string">
            <text:p>Differenz</text:p>
          </table:table-cell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table:style-name="Default" table:number-columns-repeated="7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uben</text:p>
          </table:table-cell>
          <table:table-cell/>
          <table:table-cell office:value-type="float" office:value="46500" calcext:value-type="float">
            <text:p>46'500</text:p>
          </table:table-cell>
          <table:table-cell table:number-columns-repeated="2"/>
          <table:table-cell office:value-type="float" office:value="43730" calcext:value-type="float">
            <text:p>43'730</text:p>
          </table:table-cell>
          <table:table-cell/>
          <table:table-cell table:formula="of:=[.H5]-[.E5]" office:value-type="float" office:value="-2770" calcext:value-type="float">
            <text:p>-2'7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meon</text:p>
          </table:table-cell>
          <table:table-cell/>
          <table:table-cell office:value-type="float" office:value="59300" calcext:value-type="float">
            <text:p>59'300</text:p>
          </table:table-cell>
          <table:table-cell table:number-columns-repeated="2"/>
          <table:table-cell office:value-type="float" office:value="22200" calcext:value-type="float">
            <text:p>22'200</text:p>
          </table:table-cell>
          <table:table-cell/>
          <table:table-cell table:formula="of:=[.H6]-[.E6]" office:value-type="float" office:value="-37100" calcext:value-type="float">
            <text:p>-37'1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ad</text:p>
          </table:table-cell>
          <table:table-cell/>
          <table:table-cell office:value-type="float" office:value="45650" calcext:value-type="float">
            <text:p>45'650</text:p>
          </table:table-cell>
          <table:table-cell table:number-columns-repeated="2"/>
          <table:table-cell table:style-name="ce2" office:value-type="float" office:value="40500" calcext:value-type="float">
            <text:p>40'500</text:p>
          </table:table-cell>
          <table:table-cell/>
          <table:table-cell table:formula="of:=[.H7]-[.E7]" office:value-type="float" office:value="-5150" calcext:value-type="float">
            <text:p>-5'15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table:formula="of:=SUM([.E5:.E7])" office:value-type="float" office:value="151450" calcext:value-type="float">
            <text:p>151'450</text:p>
          </table:table-cell>
          <table:table-cell table:number-columns-repeated="2"/>
          <table:table-cell table:formula="of:=SUM([.H5:.H7])" office:value-type="float" office:value="106430" calcext:value-type="float">
            <text:p>106'430</text:p>
          </table:table-cell>
          <table:table-cell/>
          <table:table-cell table:formula="of:=[.I8]-[.F8]" office:value-type="float" office:value="-45020" calcext:value-type="float">
            <text:p>-45'02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kl. Kahat</text:p>
          </table:table-cell>
          <table:table-cell/>
          <table:table-cell table:formula="of:=[.F8]+[.E35]" office:value-type="float" office:value="160050" calcext:value-type="float">
            <text:p>160'05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Juda</text:p>
          </table:table-cell>
          <table:table-cell/>
          <table:table-cell office:value-type="float" office:value="74600" calcext:value-type="float">
            <text:p>74'600</text:p>
          </table:table-cell>
          <table:table-cell table:number-columns-repeated="2"/>
          <table:table-cell office:value-type="float" office:value="76500" calcext:value-type="float">
            <text:p>76'500</text:p>
          </table:table-cell>
          <table:table-cell/>
          <table:table-cell table:formula="of:=[.H11]-[.E11]" office:value-type="float" office:value="1900" calcext:value-type="float">
            <text:p>1'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ssaschar</text:p>
          </table:table-cell>
          <table:table-cell/>
          <table:table-cell office:value-type="float" office:value="54400" calcext:value-type="float">
            <text:p>54'400</text:p>
          </table:table-cell>
          <table:table-cell table:number-columns-repeated="2"/>
          <table:table-cell office:value-type="float" office:value="64300" calcext:value-type="float">
            <text:p>64'300</text:p>
          </table:table-cell>
          <table:table-cell/>
          <table:table-cell table:formula="of:=[.H12]-[.E12]" office:value-type="float" office:value="9900" calcext:value-type="float">
            <text:p>9'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ebulon</text:p>
          </table:table-cell>
          <table:table-cell/>
          <table:table-cell office:value-type="float" office:value="57400" calcext:value-type="float">
            <text:p>57'400</text:p>
          </table:table-cell>
          <table:table-cell table:number-columns-repeated="2"/>
          <table:table-cell office:value-type="float" office:value="60500" calcext:value-type="float">
            <text:p>60'500</text:p>
          </table:table-cell>
          <table:table-cell/>
          <table:table-cell table:formula="of:=[.H13]-[.E13]" office:value-type="float" office:value="3100" calcext:value-type="float">
            <text:p>3'1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SUM([.E11:.E13])" office:value-type="float" office:value="186400" calcext:value-type="float">
            <text:p>186'400</text:p>
          </table:table-cell>
          <table:table-cell table:number-columns-repeated="2"/>
          <table:table-cell table:formula="of:=SUM([.H11:.H13])" office:value-type="float" office:value="201300" calcext:value-type="float">
            <text:p>201'300</text:p>
          </table:table-cell>
          <table:table-cell/>
          <table:table-cell table:formula="of:=[.I14]-[.F14]" office:value-type="float" office:value="14900" calcext:value-type="float">
            <text:p>14'90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Ephraim</text:p>
          </table:table-cell>
          <table:table-cell/>
          <table:table-cell table:style-name="ce2" office:value-type="float" office:value="40500" calcext:value-type="float">
            <text:p>40'500</text:p>
          </table:table-cell>
          <table:table-cell table:number-columns-repeated="2"/>
          <table:table-cell office:value-type="float" office:value="32500" calcext:value-type="float">
            <text:p>32'500</text:p>
          </table:table-cell>
          <table:table-cell/>
          <table:table-cell table:style-name="ce5" table:formula="of:=[.H17]-[.E17]" office:value-type="float" office:value="-8000" calcext:value-type="float">
            <text:p>-8'0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anasse</text:p>
          </table:table-cell>
          <table:table-cell/>
          <table:table-cell office:value-type="float" office:value="32200" calcext:value-type="float">
            <text:p>32'200</text:p>
          </table:table-cell>
          <table:table-cell table:number-columns-repeated="2"/>
          <table:table-cell office:value-type="float" office:value="52700" calcext:value-type="float">
            <text:p>52'700</text:p>
          </table:table-cell>
          <table:table-cell/>
          <table:table-cell table:formula="of:=[.H18]-[.E18]" office:value-type="float" office:value="20500" calcext:value-type="float">
            <text:p>20'5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enjamin</text:p>
          </table:table-cell>
          <table:table-cell/>
          <table:table-cell office:value-type="float" office:value="35400" calcext:value-type="float">
            <text:p>35'400</text:p>
          </table:table-cell>
          <table:table-cell table:number-columns-repeated="2"/>
          <table:table-cell office:value-type="float" office:value="45600" calcext:value-type="float">
            <text:p>45'600</text:p>
          </table:table-cell>
          <table:table-cell/>
          <table:table-cell table:formula="of:=[.H19]-[.E19]" office:value-type="float" office:value="10200" calcext:value-type="float">
            <text:p>10'2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table:formula="of:=SUM([.E17:.E19])" office:value-type="float" office:value="108100" calcext:value-type="float">
            <text:p>108'100</text:p>
          </table:table-cell>
          <table:table-cell table:number-columns-repeated="2"/>
          <table:table-cell table:formula="of:=SUM([.H17:.H19])" office:value-type="float" office:value="130800" calcext:value-type="float">
            <text:p>130'800</text:p>
          </table:table-cell>
          <table:table-cell/>
          <table:table-cell table:formula="of:=[.I20]-[.F20]" office:value-type="float" office:value="22700" calcext:value-type="float">
            <text:p>22'7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kl. Gerson</text:p>
          </table:table-cell>
          <table:table-cell/>
          <table:table-cell table:formula="of:=[.F20]+[.E34]" office:value-type="float" office:value="115600" calcext:value-type="float">
            <text:p>115'60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an</text:p>
          </table:table-cell>
          <table:table-cell/>
          <table:table-cell office:value-type="float" office:value="62700" calcext:value-type="float">
            <text:p>62'700</text:p>
          </table:table-cell>
          <table:table-cell table:number-columns-repeated="2"/>
          <table:table-cell office:value-type="float" office:value="64400" calcext:value-type="float">
            <text:p>64'400</text:p>
          </table:table-cell>
          <table:table-cell/>
          <table:table-cell table:formula="of:=[.H24]-[.E24]" office:value-type="float" office:value="1700" calcext:value-type="float">
            <text:p>1'7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sser</text:p>
          </table:table-cell>
          <table:table-cell/>
          <table:table-cell office:value-type="float" office:value="41500" calcext:value-type="float">
            <text:p>41'500</text:p>
          </table:table-cell>
          <table:table-cell table:number-columns-repeated="2"/>
          <table:table-cell table:style-name="ce3" office:value-type="float" office:value="53400" calcext:value-type="float">
            <text:p>53'400</text:p>
          </table:table-cell>
          <table:table-cell/>
          <table:table-cell table:formula="of:=[.H25]-[.E25]" office:value-type="float" office:value="11900" calcext:value-type="float">
            <text:p>11'90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pthali</text:p>
          </table:table-cell>
          <table:table-cell/>
          <table:table-cell table:style-name="ce3" office:value-type="float" office:value="53400" calcext:value-type="float">
            <text:p>53'400</text:p>
          </table:table-cell>
          <table:table-cell table:number-columns-repeated="2"/>
          <table:table-cell office:value-type="float" office:value="45400" calcext:value-type="float">
            <text:p>45'400</text:p>
          </table:table-cell>
          <table:table-cell/>
          <table:table-cell table:style-name="ce5" table:formula="of:=[.H26]-[.E26]" office:value-type="float" office:value="-8000" calcext:value-type="float">
            <text:p>-8'00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4" table:formula="of:=SUM([.E24:.E26])" office:value-type="float" office:value="157600" calcext:value-type="float">
            <text:p>157'600</text:p>
          </table:table-cell>
          <table:table-cell table:number-columns-repeated="2"/>
          <table:table-cell table:formula="of:=SUM([.H24:.H26])" office:value-type="float" office:value="163200" calcext:value-type="float">
            <text:p>163'200</text:p>
          </table:table-cell>
          <table:table-cell/>
          <table:table-cell table:formula="of:=[.I27]-[.F27]" office:value-type="float" office:value="5600" calcext:value-type="float">
            <text:p>5'60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nkl. Merari</text:p>
          </table:table-cell>
          <table:table-cell/>
          <table:table-cell table:formula="of:=[.F27]+[.E36]" office:value-type="float" office:value="163800" calcext:value-type="float">
            <text:p>163'80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table:style-name="ce4" table:formula="of:=SUM([.E5:.E26])" office:value-type="float" office:value="603550" calcext:value-type="float">
            <text:p>603'550</text:p>
          </table:table-cell>
          <table:table-cell table:number-columns-repeated="2"/>
          <table:table-cell table:style-name="ce4" table:formula="of:=SUM([.H5:.H26])" office:value-type="float" office:value="601730" calcext:value-type="float">
            <text:p>601'730</text:p>
          </table:table-cell>
          <table:table-cell/>
          <table:table-cell table:formula="of:=[.H30]-[.E30]" office:value-type="float" office:value="-1820" calcext:value-type="float">
            <text:p>-1'820</text:p>
          </table:table-cell>
          <table:table-cell table:number-columns-repeated="3"/>
          <table:table-cell table:style-name="Default"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vi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rson</text:p>
          </table:table-cell>
          <table:table-cell office:value-type="float" office:value="7500" calcext:value-type="float">
            <text:p>7'500</text:p>
          </table:table-cell>
          <table:table-cell table:style-name="Default" office:value-type="string" calcext:value-type="string">
            <text:p><text:s/>Gegen Westen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Kahat</text:p>
          </table:table-cell>
          <table:table-cell office:value-type="float" office:value="8600" calcext:value-type="float">
            <text:p>8'600</text:p>
          </table:table-cell>
          <table:table-cell table:style-name="Default" office:value-type="string" calcext:value-type="string">
            <text:p><text:s/>Gegen Süde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erari</text:p>
          </table:table-cell>
          <table:table-cell office:value-type="float" office:value="6200" calcext:value-type="float">
            <text:p>6'200</text:p>
          </table:table-cell>
          <table:table-cell table:style-name="Default" office:value-type="string" calcext:value-type="string">
            <text:p><text:s/>Gegen Norden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ce4" table:formula="of:=SUM([.E34:.E36])" office:value-type="float" office:value="22300" calcext:value-type="float">
            <text:p>22'300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number-columns-repeated="6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table:style-name="ce4" table:formula="of:=[.E38]+[.E30]" office:value-type="float" office:value="625850" calcext:value-type="float">
            <text:p>625'850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7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0" number:min-integer-digits="1">
        <number:embedded-text number:position="3"> </number:embedded-text>
      </number:number>
    </number:number-style>
    <number:number-style style:name="N107">
      <number:number number:decimal-places="0" number:min-integer-digits="1">
        <number:embedded-text number:position="3">'</number:embedded-text>
      </number:number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.00.0000</text:date>, <text:time style:data-style-name="N2" text:time-value="10:24:15.7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55:47.818760604</meta:creation-date>
    <meta:generator>LibreOffice/4.4.6.3$Windows_x86 LibreOffice_project/e8938fd3328e95dcf59dd64e7facd2c7d67c704d</meta:generator>
    <dc:date>2018-03-18T10:35:24.677000000</dc:date>
    <meta:editing-duration>PT23M7S</meta:editing-duration>
    <meta:editing-cycles>5</meta:editing-cycles>
    <meta:document-statistic meta:table-count="1" meta:cell-count="89" meta:object-count="0"/>
  </office:meta>
</office:document-meta>
</file>